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draw:marker-start-width="0.35cm" draw:marker-end-width="0.35cm" draw:textarea-vertical-align="middle" draw:auto-grow-height="false" fo:min-height="3.836cm" fo:min-width="4.093cm" fo:padding-top="0.175cm" fo:padding-bottom="0.175cm" fo:padding-left="0.3cm" fo:padding-right="0.3cm" fo:wrap-option="wrap"/>
    </style:style>
    <style:style style:name="gr2" style:family="graphic" style:parent-style-name="standard">
      <style:graphic-properties draw:stroke="none" draw:stroke-dash="Dashed_20__28_var_29__20_4" svg:stroke-width="0cm" svg:stroke-color="#3465a4" draw:marker-start="" draw:marker-start-width="0.5cm" draw:marker-start-center="false" draw:marker-end="" draw:marker-end-width="0.5cm"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 style:family="graphic" style:parent-style-name="standard">
      <style:graphic-properties draw:stroke="none" draw:stroke-dash="Dashed_20__28_var_29__20_4" svg:stroke-width="0cm" svg:stroke-color="#3465a4" draw:marker-start="" draw:marker-start-width="0.5cm" draw:marker-start-center="false" draw:marker-end="" draw:marker-end-width="0.5cm"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52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 style:family="graphic" style:parent-style-name="standard">
      <style:graphic-properties draw:stroke="none" draw:stroke-dash="Dashed_20__28_var_29__20_4" svg:stroke-width="0cm" svg:stroke-color="#3465a4" draw:marker-start="" draw:marker-start-width="0.5cm" draw:marker-start-center="false" draw:marker-end="" draw:marker-end-width="0.5cm" draw:marker-end-center="false" svg:stroke-opacity="100%" draw:stroke-linejoin="round" svg:stroke-linecap="butt" draw:fill="solid" draw:fill-color="#3465a4"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59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8.7cm" svg:height="12.4cm" svg:x="6.5cm" svg:y="8.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3d:scene draw:style-name="gr2" svg:width="3.262cm" svg:height="3.272cm" svg:x="0.838cm" svg:y="0.7cm" dr3d:transform="matrix (0.822954681965004 -0.135196799498213 -0.551785662043982 0.295990357716463 0.93106508216289 0.21332491864733 0.484907516512949 -0.338879976071839 0.806241317625678 -1.44337707724823cm 2.76710257171385cm 1.72305260221141cm)" dr3d:vrp="(0 0 8592.85714285714)" dr3d:vpn="(0 0 8002.85714285714)" dr3d:projection="perspective" dr3d:distance="0.59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1100 -3901 2801 2801" svg:d="M1100-2500l402-403 8-587 569-1 421-410 403 403 587 8 1 569 410 421-403 403-8 587-569 1-421 409-403-402-587-8-1-569zM1100-1100zM3901-3901z"/>
          <dr3d:extrude draw:style-name="gr4" draw:layer="layout" svg:viewBox="1000 -4001 3001 3001" svg:d="M1013.39745962156-2550l-3.21844091554624 5.97077056670287-2.75816429756969 5.97888468609926-2.30748906531687 6.0228316648404-1.86641521878778 6.1026115029249-1.43494275798253 6.21822420035414-1.01307168290089 6.36966975712767-0.6008019935432 6.55694817324456-0.198133689909014 6.7800594487062 0.198133689909014 6.7800594487062 0.6008019935432 6.55694817324456 1.01307168290089 6.36966975712767 1.43494275798253 6.21822420035414 1.86641521878778 6.1026115029249 2.30748906531687 6.0228316648404 2.75816429756969 5.97888468609926 3.21844091554613 5.97077056670287 3.30678771536657 5.37529596260538 1.71344681293829 2.51691989327355 1.77645001699693 2.43348577863981 1.85667914647195 2.37284012204509 1.95413420136333 2.33498292348895 4.26953726906663 4.64754808346788 380.796792587045 391.969314618939 0.928867063744292 528.525359270555 0.20865224388217 6.7569535882958 0.608207598276977 6.5340385694476 1.01741540468765 6.34702078574856 1.4362756631142 6.19590023719957 1.86478837355708 6.0806769237995 2.30295353601605 6.00135084554904 2.75077115049089 5.95792200244819 3.20824121698161 5.95039039449694 3.56161853316007 5.77263687679351 3.79878387567487 5.37808269255629 4.06218069181023 5.00975998193962 4.35180898156659 4.6676687449426 4.6676687449426 4.35180898156659 5.00975998193962 4.06218069181023 5.37808269255629 3.79878387567487 5.77263687679351 3.56161853316007 5.81279943494201 3.13923633102354 5.81648423498541 2.70048730648045 5.8564492968128 2.27172499604058 5.93269462042463 1.85294939970481 6.04522020581999 1.44416051747203 6.19402605299956 1.04535834934313 6.37911216196289 0.656542895317216 6.60047853271067 0.277714155395188 546.45081608627 7.4473705769849 374.289135096883 373.360377937834 4.84286834242585 4.5546972608829 2.44065838106326 2.08122830482 2.48493197259359 1.974588544433 2.5527986528441 1.8860291265662 2.64425842181799 1.8155500512197 5.65726850544388 3.49198424648205 5.97077056670287 3.21844091554624 5.97888468609926 2.75816429756969 6.0228316648404 2.30748906531687 6.1026115029249 1.86641521878778 6.21822420035414 1.43494275798253 6.36966975712767 1.01307168290089 6.55694817324456 0.6008019935432 6.7800594487062 0.198133689909014 6.7800594487062-0.198133689909014 6.55694817324456-0.6008019935432 6.36966975712767-1.01307168290089 6.21822420035414-1.43494275798253 6.1026115029249-1.86641521878778 6.0228316648404-2.30748906531687 5.97888468609926-2.75816429756969 5.97077056670287-3.21844091554613 5.37529596260538-3.30678771536657 2.51691989327355-1.71344681293817 2.43348577863981-1.77645001699693 2.37284012204509-1.85667914647183 2.33498292348895-1.9541342013631 4.64754808346788-4.26953726906686 391.96931461894-380.796792587046 528.525359270555-0.928867063744292 6.7569535882958-0.20865224388217 6.5340385694476-0.608207598276977 6.34702078574856-1.01741540468765 6.19590023719957-1.4362756631142 6.08067692379973-1.86478837355708 6.00135084554904-2.30295353601605 5.95792200244841-2.75077115049089 5.95039039449648-3.20824121698161 5.77263687679397-3.56161853316007 5.37808269255629-3.79878387567487 5.00975998193917-4.06218069181023 4.6676687449426-4.35180898156659 4.35180898156659-4.6676687449426 4.06218069181023-5.00975998193962 3.79878387567487-5.37808269255629 3.56161853316007-5.77263687679351 3.13923633102331-5.81279943494201 2.70048730648068-5.81648423498541 2.27172499604058-5.8564492968128 1.85294939970481-5.93269462042463 1.44416051747203-6.04522020581999 1.04535834934313-6.19402605299956 0.656542895317216-6.37911216196289 0.277714155395188-6.60047853271067 7.44638471227972-546.378478263533 374.273579077154-374.273579077154 4.58176871326032-4.86091904614341 2.09328487383618-2.45048241180166 1.98576452302177-2.49538552810145 1.89640365049445-2.56395453726145 1.8252022562524-2.65618943928212 3.50943824292381-5.68374715606478 3.21844091554658-5.97077056670287 2.75816429756924-5.97888468609926 2.30748906531699-6.0228316648404 1.86641521878801-6.1026115029249 1.43494275798275-6.21822420035414 1.01307168290077-6.36966975712767 0.600801993542973-6.55694817324456 0.1981336899089-6.7800594487062-0.1981336899089-6.7800594487062-0.600801993542973-6.55694817324456-1.01307168290077-6.36966975712767-1.43494275798275-6.21822420035414-1.86641521878801-6.1026115029249-2.30748906531699-6.0228316648404-2.75816429756924-5.97888468609926-3.21844091554658-5.97077056670287-3.32385657756777-5.40136255857078-1.72283326384331-2.5287132465005-1.78651093815779-2.44455464136536-1.86749438067773-2.38326109877107-1.96578359140312-2.34483261871719-4.29565788780837-4.66584004743845-381.711815963064-391.952864684025-0.928742210470318-528.454317757627-0.208652243881716-6.7569535882958-0.608207598277659-6.5340385694476-1.0174154046872-6.34702078574856-1.43627566311443-6.19590023719957-1.86478837355662-6.08067692379973-2.3029535360165-6.00135084554904-2.75077115049089-5.95792200244841-3.20824121698161-5.95039039449648-3.56161853316007-5.77263687679397-3.79878387567487-5.37808269255629-4.06218069181023-5.00975998193917-4.35180898156659-4.6676687449426-4.6676687449426-4.35180898156659-5.00975998193917-4.06218069181023-5.37808269255629-3.79878387567487-5.77263687679397-3.56161853316007-5.81279943494201-3.13923633102331-5.81648423498609-2.70048730648068-5.85644929681257-2.27172499604058-5.93269462042463-1.85294939970481-6.04522020581999-1.44416051747203-6.19402605299956-1.04535834934313-6.37911216196289-0.656542895317216-6.60047853271044-0.277714155395188-546.378478263533-7.44638471227972-374.273579077154-374.273579077154-4.86091904614341-4.58176871326032-2.45048241180166-2.09328487383618-2.49538552810145-1.98576452302177-2.56395453726145-1.89640365049445-2.65618943928212-1.8252022562524-5.68374715606478-3.50943824292381-5.97077056670287-3.21844091554658-5.97888468609926-2.75816429756924-6.0228316648404-2.30748906531699-6.1026115029249-1.86641521878801-6.21822420035414-1.43494275798275-6.36966975712767-1.01307168290077-6.55694817324456-0.600801993542973-6.7800594487062-0.1981336899089-6.7800594487062 0.1981336899089-6.55694817324456 0.600801993542973-6.36966975712767 1.01307168290077-6.21822420035414 1.43494275798275-6.1026115029249 1.86641521878801-6.0228316648404 2.30748906531699-5.97888468609926 2.75816429756924-5.97077056670287 3.21844091554658-5.40136255857078 3.32385657756777-2.5287132465005 1.72283326384331-2.44455464136536 1.78651093815779-2.38326109877107 1.86749438067773-2.34483261871719 1.96578359140312-4.66584004743845 4.29565788780837-391.952864684025 381.711815963064-528.454317757626 0.928742210470318-6.7569535882958 0.208652243881716-6.5340385694476 0.608207598277659-6.34702078574856 1.0174154046872-6.19590023719957 1.43627566311443-6.0806769237995 1.86478837355662-6.00135084554904 2.3029535360165-5.95792200244819 2.75077115049089-5.95039039449694 3.20824121698161-5.77263687679351 3.56161853316007-5.37808269255629 3.79878387567487-5.00975998193962 4.06218069181023-4.6676687449426 4.35180898156659-4.35180898156659 4.6676687449426-4.06218069181023 5.00975998193917-3.79878387567487 5.37808269255629-3.56161853316007 5.77263687679397-3.13923633102354 5.81279943494201-2.70048730648045 5.81648423498609-2.27172499604058 5.85644929681257-1.85294939970481 5.93269462042463-1.44416051747203 6.04522020581999-1.04535834934313 6.19402605299956-0.656542895317216 6.37911216196289-0.277714155395188 6.60047853271044-7.4473705769849 546.45081608627-373.360377937834 374.289135096883-4.5546972608829 4.84286834242585-2.08122830482 2.44065838106326-1.974588544433 2.48493197259359-1.8860291265662 2.5527986528441-1.8155500512197 2.64425842181799zM1572.79846284404-2832.37721572381l4.5546972608829-4.84286834242585 2.08122830482012-2.44065838106326 1.97458854443266-2.48493197259359 1.88602912656643-2.5527986528441 1.81555005121982-2.64425842181799 3.49198424648193-5.65726850544388 3.13923633102354-5.81279943494201 2.70048730648045-5.81648423498564 2.27172499604058-5.85644929681257 1.85294939970481-5.93269462042463 1.44416051747203-6.04522020581999 1.04535834934313-6.19402605299956 0.656542895317216-6.37911216196335 0.277714155395188-6.60047853271044 6.65807091285319-488.535953230604 470.526961410941-0.826936663288052 6.75695358829535-0.208652243881716 6.5340385694476-0.608207598277659 6.34702078574856-1.0174154046872 6.19590023719957-1.43627566311443 6.08067692379973-1.86478837355662 6.00135084554904-2.3029535360165 5.95792200244841-2.75077115049089 5.95039039449694-3.20824121698161 5.40136255857078-3.32385657756822 2.5287132465005-1.72283326384331 2.44455464136536-1.78651093815733 2.38326109877107-1.86749438067727 2.34483261871719-1.96578359140312 4.66584004743845-4.29565788780883 350.301628718678-341.148854571634 333.219128951303 333.219128951303 4.86091904614341 4.58176871326032 2.45048241180166 2.09328487383618 2.49538552810145 1.98576452302223 2.56395453726145 1.89640365049445 2.65618943928212 1.82520225625194 5.68374715606478 3.50943824292381 5.81279943494201 3.13923633102331 5.81648423498564 2.70048730648068 5.85644929681257 2.27172499604058 5.93269462042463 1.85294939970481 6.04522020581999 1.44416051747203 6.19402605299956 1.04535834934313 6.37911216196335 0.656542895317216 6.60047853271044 0.277714155395188 488.535953230604 6.65807091285342 0.826936663288052 470.526961410941 0.208652243881716 6.7569535882958 0.608207598277659 6.5340385694476 1.0174154046872 6.34702078574856 1.43627566311443 6.19590023719957 1.86478837355662 6.08067692379973 2.3029535360165 6.00135084554904 2.75077115049089 5.95792200244841 3.20824121698161 5.95039039449648 3.32385657756822 5.40136255857078 1.72283326384331 2.52871324650096 1.78651093815733 2.44455464136536 1.86749438067727 2.38326109877062 1.96578359140312 2.34483261871765 4.29565788780883 4.665840047438 341.148854571634 350.301628718679-333.219128951303 333.219128951303-4.58176871326032 4.86091904614341-2.09328487383618 2.45048241180166-1.98576452302223 2.49538552810145-1.89640365049445 2.56395453726145-1.82520225625194 2.65618943928212-3.50943824292381 5.68374715606478-3.13923633102331 5.81279943494201-2.70048730648068 5.81648423498564-2.27172499604058 5.85644929681257-1.85294939970481 5.93269462042463-1.44416051747203 6.04522020581999-1.04535834934313 6.19402605299956-0.656542895317216 6.37911216196335-0.277714155395188 6.60047853271044-6.65807091285342 488.535953230603-470.526961410941 0.826936663288279-6.7569535882958 0.20865224388217-6.5340385694476 0.608207598276977-6.34702078574856 1.01741540468765-6.19590023719957 1.4362756631142-6.08067692379973 1.86478837355708-6.00135084554904 2.30295353601605-5.95792200244841 2.75077115049089-5.95039039449648 3.20824121698161-5.37529596260492 3.30678771536668-2.51691989327355 1.71344681293795-2.43348577863981 1.77645001699693-2.37284012204509 1.85667914647183-2.33498292348941 1.9541342013631-4.64754808346788 4.26953726906686-350.391770612898 340.404356723694-333.304372347393-332.477314351494-4.84286834242585-4.5546972608829-2.44065838106326-2.08122830482012-2.48493197259359-1.97458854443266-2.5527986528441-1.88602912656643-2.64425842181799-1.81555005121982-5.65726850544388-3.49198424648193-5.81279943494201-3.13923633102354-5.81648423498564-2.70048730648045-5.85644929681257-2.27172499604058-5.93269462042463-1.85294939970481-6.04522020581999-1.44416051747203-6.19402605299956-1.04535834934313-6.37911216196335-0.656542895317216-6.60047853271044-0.277714155395188-488.535953230603-6.65807091285319-0.826936663288052-470.526961410941-0.20865224388217-6.75695358829535-0.608207598276977-6.5340385694476-1.01741540468765-6.34702078574856-1.4362756631142-6.19590023719957-1.86478837355708-6.08067692379973-2.30295353601605-6.00135084554904-2.75077115049089-5.95792200244841-3.20824121698161-5.95039039449694-3.30678771536668-5.37529596260538-1.71344681293795-2.51691989327355-1.77645001699693-2.43348577863981-1.85667914647183-2.37284012204509-1.95413420136356-2.33498292348895-4.26953726906663-4.64754808346788-340.404356723694-350.391770612898z"/>
        </dr3d:sce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14T23:02:34.450865000</meta:creation-date>
    <dc:date>2015-06-14T23:17:25.991272000</dc:date>
    <meta:editing-duration>PT6M39S</meta:editing-duration>
    <meta:editing-cycles>2</meta:editing-cycles>
    <meta:generator>LibreOffice/4.3.4.1$MacOSX_X86_64 LibreOffice_project/bc356b2f991740509f321d70e4512a6a54c5f243</meta:generator>
    <meta:document-statistic meta:object-count="4"/>
  </office:meta>
</office:document-meta>
</file>